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0.9783in"/>
    </style:style>
    <style:style style:name="co16" style:family="table-column">
      <style:table-column-properties fo:break-before="auto" style:column-width="1.3862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772in"/>
    </style:style>
    <style:style style:name="co19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H$6:$Sheet1.$M$6])" table:allow-empty-cell="true" table:display-list="sort-ascending" table:base-cell-address="Sheet1.N6">
          <table:error-message table:message-type="stop" table:display="true"/>
        </table:content-validation>
        <table:content-validation table:name="val2" table:base-cell-address="Sheet1.B3">
          <table:error-message table:message-type="stop" table:display="true"/>
        </table:content-validation>
        <table:content-validation table:name="val3" table:base-cell-address="Sheet1.D1">
          <table:error-message table:message-type="stop" table:display="true"/>
        </table:content-validation>
        <table:content-validation table:name="val4" table:condition="of:cell-content-is-in-list([$Sheet1.E3:.L3])" table:allow-empty-cell="true" table:display-list="sort-ascending" table:base-cell-address="Sheet1.N3">
          <table:error-message table:message-type="stop" table:display="true"/>
        </table:content-validation>
        <table:content-validation table:name="val5" table:condition="of:cell-content-is-in-list([$Sheet1.F3:$Sheet1.L3])" table:allow-empty-cell="true" table:display-list="unsorted" table:base-cell-address="Sheet1.N3">
          <table:error-message table:message-type="stop" table:display="true"/>
        </table:content-validation>
        <table:content-validation table:name="val6" table:base-cell-address="Sheet1.N43">
          <table:error-message table:message-type="stop" table:display="true"/>
        </table:content-validation>
        <table:content-validation table:name="val7" table:condition="of:cell-content-is-in-list(&quot;-&quot;;&quot;Pull-Up&quot;;&quot;Pull-Down&quot;;&quot;Floating&quot;;&quot;Open-Drain&quot;;&quot;AF-PushPull&quot;;&quot;Push-Pull&quot;)" table:allow-empty-cell="true" table:display-list="unsorted" table:base-cell-address="Sheet1.P41">
          <table:error-message table:message-type="stop" table:display="true"/>
        </table:content-validation>
        <table:content-validation table:name="val8" table:condition="of:cell-content-is-in-list(&quot;-&quot;;&quot;Pull-Up&quot;;&quot;Pull-Down&quot;;&quot;Floating&quot;;&quot;Open-Drain&quot;;&quot;AF-PushPull&quot;)" table:allow-empty-cell="true" table:display-list="unsorted" table:base-cell-address="Sheet1.P6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ce7"/>
        <table:table-column table:style-name="co6" table:number-columns-repeated="2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table:content-validation-name="val3" office:value-type="string" calcext:value-type="string">
            <text:p>PortPin</text:p>
          </table:table-cell>
          <table:table-cell table:style-name="ce1" table:content-validation-name="val3" office:value-type="string" calcext:value-type="string">
            <text:p>Analog</text:p>
          </table:table-cell>
          <table:table-cell table:style-name="ce1" table:content-validation-name="val3" office:value-type="string" calcext:value-type="string" table:number-columns-spanned="3" table:number-rows-spanned="1">
            <text:p>IO</text:p>
          </table:table-cell>
          <table:covered-table-cell table:number-columns-repeated="2" table:style-name="ce1" table:content-validation-name="val3"/>
          <table:table-cell table:style-name="ce2" table:content-validation-name="val3" office:value-type="string" calcext:value-type="string" table:number-columns-spanned="5" table:number-rows-spanned="1">
            <text:p>Special function</text:p>
          </table:table-cell>
          <table:covered-table-cell table:style-name="ce2" table:content-validation-name="val3"/>
          <table:covered-table-cell table:number-columns-repeated="3" table:style-name="ce1" table:content-validation-name="val3"/>
          <table:table-cell table:style-name="ce1" table:content-validation-name="val3"/>
          <table:table-cell table:style-name="ce1" table:content-validation-name="val3" office:value-type="string" calcext:value-type="string">
            <text:p>Function selected</text:p>
          </table:table-cell>
          <table:table-cell table:style-name="ce4" office:value-type="string" calcext:value-type="string">
            <text:p>Name</text:p>
          </table:table-cell>
          <table:table-cell table:style-name="ce4" table:content-validation-name="val3" office:value-type="string" calcext:value-type="string">
            <text:p>PushUp/PushDown</text:p>
          </table:table-cell>
          <table:table-cell table:style-name="ce4" table:content-validation-name="val3" office:value-type="string" calcext:value-type="string">
            <text:p>Future use</text:p>
          </table:table-cell>
          <table:table-cell table:content-validation-name="val3"/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table:number-columns-repeated="4"/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table:content-validation-name="val3" table:number-columns-repeated="2"/>
          <table:table-cell table:style-name="ce1" table:content-validation-name="val3" office:value-type="string" calcext:value-type="string">
            <text:p>Digital IN</text:p>
          </table:table-cell>
          <table:table-cell table:style-name="ce1" table:content-validation-name="val3" office:value-type="string" calcext:value-type="string">
            <text:p>Digital OUT</text:p>
          </table:table-cell>
          <table:table-cell table:style-name="ce1" table:content-validation-name="val3" office:value-type="string" calcext:value-type="string">
            <text:p>Analog</text:p>
          </table:table-cell>
          <table:table-cell table:style-name="ce2" table:content-validation-name="val3" office:value-type="string" calcext:value-type="string">
            <text:p>CAN</text:p>
          </table:table-cell>
          <table:table-cell table:style-name="ce2" table:content-validation-name="val3" office:value-type="string" calcext:value-type="string">
            <text:p>Serial</text:p>
          </table:table-cell>
          <table:table-cell table:style-name="ce1" table:content-validation-name="val3" office:value-type="string" calcext:value-type="string">
            <text:p>SPI</text:p>
          </table:table-cell>
          <table:table-cell table:style-name="ce1" table:content-validation-name="val3" office:value-type="string" calcext:value-type="string">
            <text:p>I2C</text:p>
          </table:table-cell>
          <table:table-cell table:style-name="ce1" table:content-validation-name="val3" office:value-type="string" calcext:value-type="string">
            <text:p>PWM</text:p>
          </table:table-cell>
          <table:table-cell table:style-name="ce1" table:content-validation-name="val3"/>
          <table:table-cell table:style-name="ce5" table:content-validation-name="val3" office:value-type="string" calcext:value-type="string">
            <text:p>Analog In</text:p>
          </table:table-cell>
          <table:table-cell table:style-name="ce4" table:content-validation-name="val3" table:number-columns-repeated="2"/>
          <table:table-cell table:content-validation-name="val3" table:number-columns-repeated="2"/>
          <table:table-cell table:number-columns-repeated="7"/>
          <table:table-cell table:formula="of:=IF([.N2]=&quot;Analog In&quot;; &quot;GPIO_Mode_AIN&quot;; )" office:value-type="string" office:string-value="GPIO_Mode_AIN" calcext:value-type="string">
            <text:p>GPIO_Mode_AIN</text:p>
          </table:table-cell>
          <table:table-cell table:formula="of:=IF([.N2]=&quot;DIN&quot;; &quot;GPIO_Mode_I_FLOATING&quot;; 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 office:value-type="string" calcext:value-type="string">
            <text:p>+3.3V</text:p>
          </table:table-cell>
          <table:table-cell table:content-validation-name="val3" table:number-columns-repeated="11"/>
          <table:table-cell table:content-validation-name="val4"/>
          <table:table-cell table:content-validation-name="val3" table:number-columns-repeated="4"/>
          <table:table-cell table:number-columns-repeated="7"/>
          <table:table-cell office:value-type="string" calcext:value-type="string">
            <text:p>Analog In – GPIO_Mode_AIN</text:p>
          </table:table-cell>
          <table:table-cell table:style-name="Default" office:value-type="string" calcext:value-type="string">
            <text:p>DIN – GPIO_Mode_I_FLOATING</text:p>
          </table:table-cell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 office:value-type="string" calcext:value-type="string">
            <text:p>GND</text:p>
          </table:table-cell>
          <table:table-cell table:content-validation-name="val3" table:number-columns-repeated="11"/>
          <table:table-cell table:content-validation-name="val4"/>
          <table:table-cell table:content-validation-name="val3" table:number-columns-repeated="4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 office:value-type="string" calcext:value-type="string">
            <text:p>+5V</text:p>
          </table:table-cell>
          <table:table-cell table:content-validation-name="val3" table:number-columns-repeated="11"/>
          <table:table-cell table:content-validation-name="val4"/>
          <table:table-cell table:content-validation-name="val3" table:number-columns-repeated="4"/>
          <table:table-cell table:number-columns-repeated="8"/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lternate</text:p>
          </table:table-cell>
          <table:table-cell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 office:value-type="string" calcext:value-type="string">
            <text:p>PB9</text:p>
          </table:table-cell>
          <table:table-cell table:content-validation-name="val3" office:value-type="string" calcext:value-type="string">
            <text:p>PB_9</text:p>
          </table:table-cell>
          <table:table-cell table:content-validation-name="val3" office:value-type="string" calcext:value-type="string">
            <text:p>D14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/>
          <table:table-cell table:content-validation-name="val3" office:value-type="string" calcext:value-type="string">
            <text:p>CAN1 TD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I2C1 SDA</text:p>
          </table:table-cell>
          <table:table-cell table:content-validation-name="val3" table:number-columns-repeated="2"/>
          <table:table-cell table:content-validation-name="val4"/>
          <table:table-cell table:content-validation-name="val3"/>
          <table:table-cell table:content-validation-name="val7" office:value-type="string" calcext:value-type="string">
            <text:p>Open-Drain</text:p>
          </table:table-cell>
          <table:table-cell table:content-validation-name="val3" office:value-type="string" calcext:value-type="string">
            <text:p>PN532_SDA</text:p>
          </table:table-cell>
          <table:table-cell table:content-validation-name="val3"/>
          <table:table-cell/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COM.MICROSOFT.CONCAT(&quot;GPIO_Pin_&quot;; [.U6])" office:value-type="string" office:string-value="GPIO_Pin_9" calcext:value-type="string">
            <text:p>GPIO_Pin_9</text:p>
          </table:table-cell>
          <table:table-cell table:formula="of:=COM.MICROSOFT.CONCAT(&quot;GPIO&quot;;[.T6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/>
          <table:table-cell table:formula="of:=IF([.N6]=&quot;Analog In&quot;; &quot;GPIO_Mode_AIN&quot;;&quot;&quot;)">
            <text:p/>
          </table:table-cell>
          <table:table-cell table:formula="of:=IF([.P6]=&quot;Floating&quot;;&quot;GPIO_Mode_IN_FLOATING&quot;;IF([.P6]=&quot;Pull-Down&quot;;&quot;GPIO_Mode_IPD&quot;;IF([.P6]=&quot;Pull-Up&quot;;&quot;GPIO_Mode_IPU&quot;;)))" office:value-type="float" office:value="0" calcext:value-type="float">
            <text:p>0</text:p>
          </table:table-cell>
          <table:table-cell table:formula="of:=IF([.P6]=&quot;Open-Drain&quot;;&quot;GPIO_Mode_OD&quot;;IF([.P6]=&quot;PushPull&quot;;&quot;GPIO_Mode_PP&quot;;))" office:value-type="string" office:string-value="GPIO_Mode_OD" calcext:value-type="string">
            <text:p>GPIO_Mode_OD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content-validation-name="val2" office:value-type="string" calcext:value-type="string">
            <text:p>PB8</text:p>
          </table:table-cell>
          <table:table-cell table:content-validation-name="val3" office:value-type="string" calcext:value-type="string">
            <text:p>PB_8</text:p>
          </table:table-cell>
          <table:table-cell table:content-validation-name="val3" office:value-type="string" calcext:value-type="string">
            <text:p>D15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/>
          <table:table-cell table:content-validation-name="val3" office:value-type="string" calcext:value-type="string">
            <text:p>CAN1 RD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I2C1 SCL</text:p>
          </table:table-cell>
          <table:table-cell table:content-validation-name="val3" table:number-columns-repeated="2"/>
          <table:table-cell table:content-validation-name="val4"/>
          <table:table-cell table:content-validation-name="val3"/>
          <table:table-cell table:content-validation-name="val7" office:value-type="string" calcext:value-type="string">
            <text:p>Open-Drain</text:p>
          </table:table-cell>
          <table:table-cell table:content-validation-name="val3" office:value-type="string" calcext:value-type="string">
            <text:p>PN532_SCL</text:p>
          </table:table-cell>
          <table:table-cell table:content-validation-name="val3"/>
          <table:table-cell/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COM.MICROSOFT.CONCAT(&quot;GPIO_Pin_&quot;; [.U7])" office:value-type="string" office:string-value="GPIO_Pin_8" calcext:value-type="string">
            <text:p>GPIO_Pin_8</text:p>
          </table:table-cell>
          <table:table-cell table:formula="of:=COM.MICROSOFT.CONCAT(&quot;GPIO&quot;;[.T7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7]=&quot;Floating&quot;;&quot;GPIO_Mode_IN_FLOATING&quot;;IF([.P7]=&quot;Pull-Down&quot;;&quot;GPIO_Mode_IPD&quot;;IF([.P7]=&quot;Pull-Up&quot;;&quot;GPIO_Mode_IPU&quot;;)))" office:value-type="float" office:value="0" calcext:value-type="float">
            <text:p>0</text:p>
          </table:table-cell>
          <table:table-cell table:formula="of:=IF([.P7]=&quot;Open-Drain&quot;;&quot;GPIO_Mode_OD&quot;;IF([.P7]=&quot;PushPull&quot;;&quot;GPIO_Mode_PP&quot;;))" office:value-type="string" office:string-value="GPIO_Mode_OD" calcext:value-type="string">
            <text:p>GPIO_Mode_OD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content-validation-name="val2" office:value-type="string" calcext:value-type="string">
            <text:p>PB7</text:p>
          </table:table-cell>
          <table:table-cell table:content-validation-name="val3" office:value-type="string" calcext:value-type="string">
            <text:p>PB_7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erial1 RX</text:p>
          </table:table-cell>
          <table:table-cell table:content-validation-name="val3"/>
          <table:table-cell table:content-validation-name="val3" office:value-type="string" calcext:value-type="string">
            <text:p>I2C1 SDA</text:p>
          </table:table-cell>
          <table:table-cell table:content-validation-name="val3" table:number-columns-repeated="2"/>
          <table:table-cell table:content-validation-name="val4"/>
          <table:table-cell table:content-validation-name="val3"/>
          <table:table-cell table:content-validation-name="val7" office:value-type="string" calcext:value-type="string">
            <text:p>Floating</text:p>
          </table:table-cell>
          <table:table-cell table:content-validation-name="val3" office:value-type="string" calcext:value-type="string">
            <text:p>FREE</text:p>
          </table:table-cell>
          <table:table-cell table:content-validation-name="val3"/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COM.MICROSOFT.CONCAT(&quot;GPIO_Pin_&quot;; [.U8])" office:value-type="string" office:string-value="GPIO_Pin_7" calcext:value-type="string">
            <text:p>GPIO_Pin_7</text:p>
          </table:table-cell>
          <table:table-cell table:formula="of:=COM.MICROSOFT.CONCAT(&quot;GPIO&quot;;[.T8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8]=&quot;Floating&quot;;&quot;GPIO_Mode_IN_FLOATING&quot;;IF([.P8]=&quot;Pull-Down&quot;;&quot;GPIO_Mode_IPD&quot;;IF([.P8]=&quot;Pull-Up&quot;;&quot;GPIO_Mode_IPU&quot;;)))" office:value-type="string" office:string-value="GPIO_Mode_IN_FLOATING" calcext:value-type="string">
            <text:p>GPIO_Mode_IN_FLOATING</text:p>
          </table:table-cell>
          <table:table-cell table:formula="of:=IF([.P8]=&quot;Open-Drain&quot;;&quot;GPIO_Mode_OD&quot;;IF([.P8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content-validation-name="val2" office:value-type="string" calcext:value-type="string">
            <text:p>PB6</text:p>
          </table:table-cell>
          <table:table-cell table:content-validation-name="val3" office:value-type="string" calcext:value-type="string">
            <text:p>PB_6</text:p>
          </table:table-cell>
          <table:table-cell table:content-validation-name="val3" office:value-type="string" calcext:value-type="string">
            <text:p>D10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erial1 TX</text:p>
          </table:table-cell>
          <table:table-cell table:content-validation-name="val3"/>
          <table:table-cell table:content-validation-name="val3" office:value-type="string" calcext:value-type="string">
            <text:p>I2C1 SCL</text:p>
          </table:table-cell>
          <table:table-cell table:content-validation-name="val3" table:number-columns-repeated="2"/>
          <table:table-cell table:content-validation-name="val4"/>
          <table:table-cell table:content-validation-name="val3"/>
          <table:table-cell table:content-validation-name="val7" office:value-type="string" calcext:value-type="string">
            <text:p>AF-PushPull</text:p>
          </table:table-cell>
          <table:table-cell table:content-validation-name="val3" office:value-type="string" calcext:value-type="string">
            <text:p>FREE</text:p>
          </table:table-cell>
          <table:table-cell table:content-validation-name="val3"/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COM.MICROSOFT.CONCAT(&quot;GPIO_Pin_&quot;; [.U9])" office:value-type="string" office:string-value="GPIO_Pin_6" calcext:value-type="string">
            <text:p>GPIO_Pin_6</text:p>
          </table:table-cell>
          <table:table-cell table:formula="of:=COM.MICROSOFT.CONCAT(&quot;GPIO&quot;;[.T9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9]=&quot;Floating&quot;;&quot;GPIO_Mode_IN_FLOATING&quot;;IF([.P9]=&quot;Pull-Down&quot;;&quot;GPIO_Mode_IPD&quot;;IF([.P9]=&quot;Pull-Up&quot;;&quot;GPIO_Mode_IPU&quot;;)))" office:value-type="float" office:value="0" calcext:value-type="float">
            <text:p>0</text:p>
          </table:table-cell>
          <table:table-cell table:formula="of:=IF([.P9]=&quot;Open-Drain&quot;;&quot;GPIO_Mode_OD&quot;;IF([.P9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content-validation-name="val2" office:value-type="string" calcext:value-type="string">
            <text:p>PB5</text:p>
          </table:table-cell>
          <table:table-cell table:content-validation-name="val3" office:value-type="string" calcext:value-type="string">
            <text:p>PB_5</text:p>
          </table:table-cell>
          <table:table-cell table:content-validation-name="val3" office:value-type="string" calcext:value-type="string">
            <text:p>D4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SPI1 MOSI</text:p>
          </table:table-cell>
          <table:table-cell table:content-validation-name="val3"/>
          <table:table-cell table:content-validation-name="val3" office:value-type="string" calcext:value-type="string">
            <text:p>PWM3/2</text:p>
          </table:table-cell>
          <table:table-cell table:content-validation-name="val3"/>
          <table:table-cell table:content-validation-name="val4" office:value-type="string" calcext:value-type="string">
            <text:p>DOUT</text:p>
          </table:table-cell>
          <table:table-cell table:content-validation-name="val3" office:value-type="string" calcext:value-type="string">
            <text:p>CAN_RS</text:p>
          </table:table-cell>
          <table:table-cell table:content-validation-name="val7" office:value-type="string" calcext:value-type="string">
            <text:p>-</text:p>
          </table:table-cell>
          <table:table-cell table:content-validation-name="val3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COM.MICROSOFT.CONCAT(&quot;GPIO_Pin_&quot;; [.U10])" office:value-type="string" office:string-value="GPIO_Pin_5" calcext:value-type="string">
            <text:p>GPIO_Pin_5</text:p>
          </table:table-cell>
          <table:table-cell table:formula="of:=COM.MICROSOFT.CONCAT(&quot;GPIO&quot;;[.T10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0]=&quot;Floating&quot;;&quot;GPIO_Mode_IN_FLOATING&quot;;IF([.P10]=&quot;Pull-Down&quot;;&quot;GPIO_Mode_IPD&quot;;IF([.P10]=&quot;Pull-Up&quot;;&quot;GPIO_Mode_IPU&quot;;)))" office:value-type="float" office:value="0" calcext:value-type="float">
            <text:p>0</text:p>
          </table:table-cell>
          <table:table-cell table:formula="of:=IF([.P10]=&quot;Open-Drain&quot;;&quot;GPIO_Mode_OD&quot;;IF([.P10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content-validation-name="val2" office:value-type="string" calcext:value-type="string">
            <text:p>PB4</text:p>
          </table:table-cell>
          <table:table-cell table:content-validation-name="val3" office:value-type="string" calcext:value-type="string">
            <text:p>PB_4</text:p>
          </table:table-cell>
          <table:table-cell table:content-validation-name="val3" office:value-type="string" calcext:value-type="string">
            <text:p>D5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SPI1 MISO</text:p>
          </table:table-cell>
          <table:table-cell table:content-validation-name="val3"/>
          <table:table-cell table:content-validation-name="val3" office:value-type="string" calcext:value-type="string">
            <text:p>PWM3/1</text:p>
          </table:table-cell>
          <table:table-cell table:content-validation-name="val3"/>
          <table:table-cell table:content-validation-name="val4"/>
          <table:table-cell table:content-validation-name="val3"/>
          <table:table-cell table:content-validation-name="val7"/>
          <table:table-cell table:content-validation-name="val3" office:value-type="string" calcext:value-type="string">
            <text:p>FREE</text:p>
          </table:table-cell>
          <table:table-cell table:content-validation-name="val3"/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COM.MICROSOFT.CONCAT(&quot;GPIO_Pin_&quot;; [.U11])" office:value-type="string" office:string-value="GPIO_Pin_4" calcext:value-type="string">
            <text:p>GPIO_Pin_4</text:p>
          </table:table-cell>
          <table:table-cell table:formula="of:=COM.MICROSOFT.CONCAT(&quot;GPIO&quot;;[.T11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1]=&quot;Floating&quot;;&quot;GPIO_Mode_IN_FLOATING&quot;;IF([.P11]=&quot;Pull-Down&quot;;&quot;GPIO_Mode_IPD&quot;;IF([.P11]=&quot;Pull-Up&quot;;&quot;GPIO_Mode_IPU&quot;;)))" office:value-type="float" office:value="0" calcext:value-type="float">
            <text:p>0</text:p>
          </table:table-cell>
          <table:table-cell table:formula="of:=IF([.P11]=&quot;Open-Drain&quot;;&quot;GPIO_Mode_OD&quot;;IF([.P11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content-validation-name="val2" office:value-type="string" calcext:value-type="string">
            <text:p>PB3</text:p>
          </table:table-cell>
          <table:table-cell table:content-validation-name="val3" office:value-type="string" calcext:value-type="string">
            <text:p>PB_3</text:p>
          </table:table-cell>
          <table:table-cell table:content-validation-name="val3" office:value-type="string" calcext:value-type="string">
            <text:p>D3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SPI1 SCK</text:p>
          </table:table-cell>
          <table:table-cell table:content-validation-name="val3"/>
          <table:table-cell table:content-validation-name="val3" office:value-type="string" calcext:value-type="string">
            <text:p>PWM2/2</text:p>
          </table:table-cell>
          <table:table-cell table:content-validation-name="val3"/>
          <table:table-cell table:content-validation-name="val4" office:value-type="string" calcext:value-type="string">
            <text:p>DOUT</text:p>
          </table:table-cell>
          <table:table-cell table:content-validation-name="val3" office:value-type="string" calcext:value-type="string">
            <text:p>LCD_CLK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COM.MICROSOFT.CONCAT(&quot;GPIO_Pin_&quot;; [.U12])" office:value-type="string" office:string-value="GPIO_Pin_3" calcext:value-type="string">
            <text:p>GPIO_Pin_3</text:p>
          </table:table-cell>
          <table:table-cell table:formula="of:=COM.MICROSOFT.CONCAT(&quot;GPIO&quot;;[.T12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2]=&quot;Floating&quot;;&quot;GPIO_Mode_IN_FLOATING&quot;;IF([.P12]=&quot;Pull-Down&quot;;&quot;GPIO_Mode_IPD&quot;;IF([.P12]=&quot;Pull-Up&quot;;&quot;GPIO_Mode_IPU&quot;;)))" office:value-type="float" office:value="0" calcext:value-type="float">
            <text:p>0</text:p>
          </table:table-cell>
          <table:table-cell table:formula="of:=IF([.P12]=&quot;Open-Drain&quot;;&quot;GPIO_Mode_OD&quot;;IF([.P12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content-validation-name="val2" office:value-type="string" calcext:value-type="string">
            <text:p>PA15</text:p>
          </table:table-cell>
          <table:table-cell table:content-validation-name="val3" office:value-type="string" calcext:value-type="string">
            <text:p>PA_15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SPI1 NSS</text:p>
          </table:table-cell>
          <table:table-cell table:content-validation-name="val3"/>
          <table:table-cell table:content-validation-name="val3" office:value-type="string" calcext:value-type="string">
            <text:p>PWM2/1</text:p>
          </table:table-cell>
          <table:table-cell table:content-validation-name="val3"/>
          <table:table-cell table:content-validation-name="val4"/>
          <table:table-cell table:content-validation-name="val3"/>
          <table:table-cell table:content-validation-name="val7"/>
          <table:table-cell table:content-validation-name="val3" office:value-type="string" calcext:value-type="string">
            <text:p>FREE</text:p>
          </table:table-cell>
          <table:table-cell table:content-validation-name="val3"/>
          <table:table-cell/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formula="of:=COM.MICROSOFT.CONCAT(&quot;GPIO_Pin_&quot;; [.U13])" office:value-type="string" office:string-value="GPIO_Pin_15" calcext:value-type="string">
            <text:p>GPIO_Pin_15</text:p>
          </table:table-cell>
          <table:table-cell table:formula="of:=COM.MICROSOFT.CONCAT(&quot;GPIO&quot;;[.T13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3]=&quot;Floating&quot;;&quot;GPIO_Mode_IN_FLOATING&quot;;IF([.P13]=&quot;Pull-Down&quot;;&quot;GPIO_Mode_IPD&quot;;IF([.P13]=&quot;Pull-Up&quot;;&quot;GPIO_Mode_IPU&quot;;)))" office:value-type="float" office:value="0" calcext:value-type="float">
            <text:p>0</text:p>
          </table:table-cell>
          <table:table-cell table:formula="of:=IF([.P13]=&quot;Open-Drain&quot;;&quot;GPIO_Mode_OD&quot;;IF([.P13]=&quot;PushPull&quot;;&quot;GPIO_Mode_PP&quot;;))" office:value-type="float" office:value="0" calcext:value-type="float">
            <text:p>0</text:p>
          </table:table-cell>
          <table:table-cell/>
          <table:table-cell office:value-type="string" calcext:value-type="string">
            <text:p>GPIO_Mode_AIN = 0x0, <text:s text:c="9"/>//Analog Input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content-validation-name="val2" office:value-type="string" calcext:value-type="string">
            <text:p>PA12</text:p>
          </table:table-cell>
          <table:table-cell table:content-validation-name="val3" office:value-type="string" calcext:value-type="string">
            <text:p>PA_12</text:p>
          </table:table-cell>
          <table:table-cell table:content-validation-name="val3" office:value-type="string" calcext:value-type="string">
            <text:p>USB DP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/>
          <table:table-cell table:content-validation-name="val3" office:value-type="string" calcext:value-type="string">
            <text:p>CAN1 TD</text:p>
          </table:table-cell>
          <table:table-cell table:content-validation-name="val3" table:number-columns-repeated="5"/>
          <table:table-cell table:content-validation-name="val4" office:value-type="string" calcext:value-type="string">
            <text:p>CAN1 TD</text:p>
          </table:table-cell>
          <table:table-cell table:content-validation-name="val3" office:value-type="string" calcext:value-type="string">
            <text:p>CAN_TX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COM.MICROSOFT.CONCAT(&quot;GPIO_Pin_&quot;; [.U14])" office:value-type="string" office:string-value="GPIO_Pin_12" calcext:value-type="string">
            <text:p>GPIO_Pin_12</text:p>
          </table:table-cell>
          <table:table-cell table:formula="of:=COM.MICROSOFT.CONCAT(&quot;GPIO&quot;;[.T14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4]=&quot;Floating&quot;;&quot;GPIO_Mode_IN_FLOATING&quot;;IF([.P14]=&quot;Pull-Down&quot;;&quot;GPIO_Mode_IPD&quot;;IF([.P14]=&quot;Pull-Up&quot;;&quot;GPIO_Mode_IPU&quot;;)))" office:value-type="float" office:value="0" calcext:value-type="float">
            <text:p>0</text:p>
          </table:table-cell>
          <table:table-cell table:formula="of:=IF([.P14]=&quot;Open-Drain&quot;;&quot;GPIO_Mode_OD&quot;;IF([.P14]=&quot;PushPull&quot;;&quot;GPIO_Mode_PP&quot;;)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PIO_Mode_IN_FLOATING = 0x04, //Input floating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content-validation-name="val2" office:value-type="string" calcext:value-type="string">
            <text:p>PA11</text:p>
          </table:table-cell>
          <table:table-cell table:content-validation-name="val3" office:value-type="string" calcext:value-type="string">
            <text:p>PA_11</text:p>
          </table:table-cell>
          <table:table-cell table:content-validation-name="val3" office:value-type="string" calcext:value-type="string">
            <text:p>USB DM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/>
          <table:table-cell table:content-validation-name="val3" office:value-type="string" calcext:value-type="string">
            <text:p>CAN1 RD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PWM1/4</text:p>
          </table:table-cell>
          <table:table-cell table:content-validation-name="val3"/>
          <table:table-cell table:content-validation-name="val4" office:value-type="string" calcext:value-type="string">
            <text:p>CAN1 RD</text:p>
          </table:table-cell>
          <table:table-cell table:content-validation-name="val3" office:value-type="string" calcext:value-type="string">
            <text:p>CAN_RX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COM.MICROSOFT.CONCAT(&quot;GPIO_Pin_&quot;; [.U15])" office:value-type="string" office:string-value="GPIO_Pin_11" calcext:value-type="string">
            <text:p>GPIO_Pin_11</text:p>
          </table:table-cell>
          <table:table-cell table:formula="of:=COM.MICROSOFT.CONCAT(&quot;GPIO&quot;;[.T15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5]=&quot;Floating&quot;;&quot;GPIO_Mode_IN_FLOATING&quot;;IF([.P15]=&quot;Pull-Down&quot;;&quot;GPIO_Mode_IPD&quot;;IF([.P15]=&quot;Pull-Up&quot;;&quot;GPIO_Mode_IPU&quot;;)))" office:value-type="float" office:value="0" calcext:value-type="float">
            <text:p>0</text:p>
          </table:table-cell>
          <table:table-cell table:formula="of:=IF([.P15]=&quot;Open-Drain&quot;;&quot;GPIO_Mode_OD&quot;;IF([.P15]=&quot;PushPull&quot;;&quot;GPIO_Mode_PP&quot;;)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PIO_Mode_IPD = 0x28, <text:s text:c="8"/>//Input Pull-Down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content-validation-name="val2" office:value-type="string" calcext:value-type="string">
            <text:p>PA10</text:p>
          </table:table-cell>
          <table:table-cell table:content-validation-name="val3" office:value-type="string" calcext:value-type="string">
            <text:p>PA_10</text:p>
          </table:table-cell>
          <table:table-cell table:content-validation-name="val3" office:value-type="string" calcext:value-type="string">
            <text:p>D2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erial1 TX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PWM1/3</text:p>
          </table:table-cell>
          <table:table-cell table:content-validation-name="val3"/>
          <table:table-cell table:content-validation-name="val4"/>
          <table:table-cell table:content-validation-name="val3"/>
          <table:table-cell table:content-validation-name="val7"/>
          <table:table-cell table:content-validation-name="val3" office:value-type="string" calcext:value-type="string">
            <text:p>LED_STRIP</text:p>
          </table:table-cell>
          <table:table-cell table:content-validation-name="val3"/>
          <table:table-cell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COM.MICROSOFT.CONCAT(&quot;GPIO_Pin_&quot;; [.U16])" office:value-type="string" office:string-value="GPIO_Pin_10" calcext:value-type="string">
            <text:p>GPIO_Pin_10</text:p>
          </table:table-cell>
          <table:table-cell table:formula="of:=COM.MICROSOFT.CONCAT(&quot;GPIO&quot;;[.T16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6]=&quot;Floating&quot;;&quot;GPIO_Mode_IN_FLOATING&quot;;IF([.P16]=&quot;Pull-Down&quot;;&quot;GPIO_Mode_IPD&quot;;IF([.P16]=&quot;Pull-Up&quot;;&quot;GPIO_Mode_IPU&quot;;)))" office:value-type="float" office:value="0" calcext:value-type="float">
            <text:p>0</text:p>
          </table:table-cell>
          <table:table-cell table:formula="of:=IF([.P16]=&quot;Open-Drain&quot;;&quot;GPIO_Mode_OD&quot;;IF([.P16]=&quot;PushPull&quot;;&quot;GPIO_Mode_PP&quot;;)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PIO_Mode_IPU = 0x48, <text:s text:c="8"/>//Input Pull-Up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content-validation-name="val2" office:value-type="string" calcext:value-type="string">
            <text:p>PA9</text:p>
          </table:table-cell>
          <table:table-cell table:content-validation-name="val3" office:value-type="string" calcext:value-type="string">
            <text:p>PA_9</text:p>
          </table:table-cell>
          <table:table-cell table:content-validation-name="val3" office:value-type="string" calcext:value-type="string">
            <text:p>D8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erial1 RX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PWM1/2</text:p>
          </table:table-cell>
          <table:table-cell table:content-validation-name="val3"/>
          <table:table-cell table:content-validation-name="val4"/>
          <table:table-cell table:content-validation-name="val3"/>
          <table:table-cell table:content-validation-name="val7"/>
          <table:table-cell table:content-validation-name="val3" office:value-type="string" calcext:value-type="string">
            <text:p>LED_STRIP</text:p>
          </table:table-cell>
          <table:table-cell table:content-validation-name="val3"/>
          <table:table-cell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COM.MICROSOFT.CONCAT(&quot;GPIO_Pin_&quot;; [.U17])" office:value-type="string" office:string-value="GPIO_Pin_9" calcext:value-type="string">
            <text:p>GPIO_Pin_9</text:p>
          </table:table-cell>
          <table:table-cell table:formula="of:=COM.MICROSOFT.CONCAT(&quot;GPIO&quot;;[.T17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7]=&quot;Floating&quot;;&quot;GPIO_Mode_IN_FLOATING&quot;;IF([.P17]=&quot;Pull-Down&quot;;&quot;GPIO_Mode_IPD&quot;;IF([.P17]=&quot;Pull-Up&quot;;&quot;GPIO_Mode_IPU&quot;;)))" office:value-type="float" office:value="0" calcext:value-type="float">
            <text:p>0</text:p>
          </table:table-cell>
          <table:table-cell table:formula="of:=IF([.P17]=&quot;Open-Drain&quot;;&quot;GPIO_Mode_OD&quot;;IF([.P17]=&quot;PushPull&quot;;&quot;GPIO_Mode_PP&quot;;)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PIO_Mode_Out_OD = 0x14, <text:s text:c="5"/>//Out Open Drain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content-validation-name="val2" office:value-type="string" calcext:value-type="string">
            <text:p>PA8</text:p>
          </table:table-cell>
          <table:table-cell table:content-validation-name="val3" office:value-type="string" calcext:value-type="string">
            <text:p>PA_8</text:p>
          </table:table-cell>
          <table:table-cell table:content-validation-name="val3" office:value-type="string" calcext:value-type="string">
            <text:p>D7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5"/>
          <table:table-cell table:content-validation-name="val3" office:value-type="string" calcext:value-type="string">
            <text:p>PWM1/1</text:p>
          </table:table-cell>
          <table:table-cell table:content-validation-name="val3"/>
          <table:table-cell table:content-validation-name="val4"/>
          <table:table-cell table:content-validation-name="val3"/>
          <table:table-cell table:content-validation-name="val7"/>
          <table:table-cell table:content-validation-name="val3" office:value-type="string" calcext:value-type="string">
            <text:p>LED_STRIP</text:p>
          </table:table-cell>
          <table:table-cell table:content-validation-name="val3"/>
          <table:table-cell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COM.MICROSOFT.CONCAT(&quot;GPIO_Pin_&quot;; [.U18])" office:value-type="string" office:string-value="GPIO_Pin_8" calcext:value-type="string">
            <text:p>GPIO_Pin_8</text:p>
          </table:table-cell>
          <table:table-cell table:formula="of:=COM.MICROSOFT.CONCAT(&quot;GPIO&quot;;[.T18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8]=&quot;Floating&quot;;&quot;GPIO_Mode_IN_FLOATING&quot;;IF([.P18]=&quot;Pull-Down&quot;;&quot;GPIO_Mode_IPD&quot;;IF([.P18]=&quot;Pull-Up&quot;;&quot;GPIO_Mode_IPU&quot;;)))" office:value-type="float" office:value="0" calcext:value-type="float">
            <text:p>0</text:p>
          </table:table-cell>
          <table:table-cell table:formula="of:=IF([.P18]=&quot;Open-Drain&quot;;&quot;GPIO_Mode_OD&quot;;IF([.P18]=&quot;PushPull&quot;;&quot;GPIO_Mode_PP&quot;;)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PIO_Mode_Out_PP = 0x10, <text:s text:c="5"/>//Out Push-Pull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content-validation-name="val2" office:value-type="string" calcext:value-type="string">
            <text:p>PB15</text:p>
          </table:table-cell>
          <table:table-cell table:content-validation-name="val3" office:value-type="string" calcext:value-type="string">
            <text:p>PB_15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SPI2 MOSI</text:p>
          </table:table-cell>
          <table:table-cell table:content-validation-name="val3"/>
          <table:table-cell table:content-validation-name="val3" office:value-type="string" calcext:value-type="string">
            <text:p>PWM1/2N</text:p>
          </table:table-cell>
          <table:table-cell table:content-validation-name="val3"/>
          <table:table-cell table:content-validation-name="val4" office:value-type="string" calcext:value-type="string">
            <text:p>DIN</text:p>
          </table:table-cell>
          <table:table-cell table:content-validation-name="val3" office:value-type="string" calcext:value-type="string">
            <text:p>LCD_DIN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formula="of:=COM.MICROSOFT.CONCAT(&quot;GPIO_Pin_&quot;; [.U19])" office:value-type="string" office:string-value="GPIO_Pin_15" calcext:value-type="string">
            <text:p>GPIO_Pin_15</text:p>
          </table:table-cell>
          <table:table-cell table:formula="of:=COM.MICROSOFT.CONCAT(&quot;GPIO&quot;;[.T19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19]=&quot;Floating&quot;;&quot;GPIO_Mode_IN_FLOATING&quot;;IF([.P19]=&quot;Pull-Down&quot;;&quot;GPIO_Mode_IPD&quot;;IF([.P19]=&quot;Pull-Up&quot;;&quot;GPIO_Mode_IPU&quot;;)))" office:value-type="float" office:value="0" calcext:value-type="float">
            <text:p>0</text:p>
          </table:table-cell>
          <table:table-cell table:formula="of:=IF([.P19]=&quot;Open-Drain&quot;;&quot;GPIO_Mode_OD&quot;;IF([.P19]=&quot;PushPull&quot;;&quot;GPIO_Mode_PP&quot;;)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PIO_Mode_AF_OD = 0x1C, <text:s text:c="6"/>//Alternate Function Open Drain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content-validation-name="val2" office:value-type="string" calcext:value-type="string">
            <text:p>PB14</text:p>
          </table:table-cell>
          <table:table-cell table:content-validation-name="val3" office:value-type="string" calcext:value-type="string">
            <text:p>PB_14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SPI2 MISO</text:p>
          </table:table-cell>
          <table:table-cell table:content-validation-name="val3"/>
          <table:table-cell table:content-validation-name="val3" office:value-type="string" calcext:value-type="string">
            <text:p>PWM1/2N</text:p>
          </table:table-cell>
          <table:table-cell table:content-validation-name="val3"/>
          <table:table-cell table:content-validation-name="val4" office:value-type="string" calcext:value-type="string">
            <text:p>DOUT</text:p>
          </table:table-cell>
          <table:table-cell table:content-validation-name="val3" office:value-type="string" calcext:value-type="string">
            <text:p>LCD_DC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table:formula="of:=COM.MICROSOFT.CONCAT(&quot;GPIO_Pin_&quot;; [.U20])" office:value-type="string" office:string-value="GPIO_Pin_14" calcext:value-type="string">
            <text:p>GPIO_Pin_14</text:p>
          </table:table-cell>
          <table:table-cell table:formula="of:=COM.MICROSOFT.CONCAT(&quot;GPIO&quot;;[.T20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20]=&quot;Floating&quot;;&quot;GPIO_Mode_IN_FLOATING&quot;;IF([.P20]=&quot;Pull-Down&quot;;&quot;GPIO_Mode_IPD&quot;;IF([.P20]=&quot;Pull-Up&quot;;&quot;GPIO_Mode_IPU&quot;;)))" office:value-type="float" office:value="0" calcext:value-type="float">
            <text:p>0</text:p>
          </table:table-cell>
          <table:table-cell table:formula="of:=IF([.P20]=&quot;Open-Drain&quot;;&quot;GPIO_Mode_OD&quot;;IF([.P20]=&quot;PushPull&quot;;&quot;GPIO_Mode_PP&quot;;))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GPIO_Mode_AF_PP = 0x18 <text:s text:c="7"/>//Alternate Function Push-Pull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content-validation-name="val2" office:value-type="string" calcext:value-type="string">
            <text:p>PB13</text:p>
          </table:table-cell>
          <table:table-cell table:content-validation-name="val3" office:value-type="string" calcext:value-type="string">
            <text:p>PB_13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SPI2 SCK</text:p>
          </table:table-cell>
          <table:table-cell table:content-validation-name="val3"/>
          <table:table-cell table:content-validation-name="val3" office:value-type="string" calcext:value-type="string">
            <text:p>PWM1/1N</text:p>
          </table:table-cell>
          <table:table-cell table:content-validation-name="val3"/>
          <table:table-cell table:content-validation-name="val4" office:value-type="string" calcext:value-type="string">
            <text:p>DOUT</text:p>
          </table:table-cell>
          <table:table-cell table:content-validation-name="val3" office:value-type="string" calcext:value-type="string">
            <text:p>LCD_CE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table:formula="of:=COM.MICROSOFT.CONCAT(&quot;GPIO_Pin_&quot;; [.U21])" office:value-type="string" office:string-value="GPIO_Pin_13" calcext:value-type="string">
            <text:p>GPIO_Pin_13</text:p>
          </table:table-cell>
          <table:table-cell table:formula="of:=COM.MICROSOFT.CONCAT(&quot;GPIO&quot;;[.T21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21]=&quot;Floating&quot;;&quot;GPIO_Mode_IN_FLOATING&quot;;IF([.P21]=&quot;Pull-Down&quot;;&quot;GPIO_Mode_IPD&quot;;IF([.P21]=&quot;Pull-Up&quot;;&quot;GPIO_Mode_IPU&quot;;)))" office:value-type="float" office:value="0" calcext:value-type="float">
            <text:p>0</text:p>
          </table:table-cell>
          <table:table-cell table:formula="of:=IF([.P21]=&quot;Open-Drain&quot;;&quot;GPIO_Mode_OD&quot;;IF([.P21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content-validation-name="val2" office:value-type="string" calcext:value-type="string">
            <text:p>PB12</text:p>
          </table:table-cell>
          <table:table-cell table:content-validation-name="val3" office:value-type="string" calcext:value-type="string">
            <text:p>PB_12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3"/>
          <table:table-cell table:content-validation-name="val3" office:value-type="string" calcext:value-type="string">
            <text:p>SPI2 NSS</text:p>
          </table:table-cell>
          <table:table-cell table:content-validation-name="val3" table:number-columns-repeated="3"/>
          <table:table-cell table:content-validation-name="val4" office:value-type="string" calcext:value-type="string">
            <text:p>DOUT</text:p>
          </table:table-cell>
          <table:table-cell table:content-validation-name="val3" office:value-type="string" calcext:value-type="string">
            <text:p>LCD_RST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COM.MICROSOFT.CONCAT(&quot;GPIO_Pin_&quot;; [.U22])" office:value-type="string" office:string-value="GPIO_Pin_12" calcext:value-type="string">
            <text:p>GPIO_Pin_12</text:p>
          </table:table-cell>
          <table:table-cell table:formula="of:=COM.MICROSOFT.CONCAT(&quot;GPIO&quot;;[.T22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22]=&quot;Floating&quot;;&quot;GPIO_Mode_IN_FLOATING&quot;;IF([.P22]=&quot;Pull-Down&quot;;&quot;GPIO_Mode_IPD&quot;;IF([.P22]=&quot;Pull-Up&quot;;&quot;GPIO_Mode_IPU&quot;;)))" office:value-type="float" office:value="0" calcext:value-type="float">
            <text:p>0</text:p>
          </table:table-cell>
          <table:table-cell table:formula="of:=IF([.P22]=&quot;Open-Drain&quot;;&quot;GPIO_Mode_OD&quot;;IF([.P22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table:content-validation-name="val2" office:value-type="string" calcext:value-type="string">
            <text:p>VSS</text:p>
          </table:table-cell>
          <table:table-cell table:content-validation-name="val3" table:number-columns-repeated="11"/>
          <table:table-cell table:content-validation-name="val4"/>
          <table:table-cell table:content-validation-name="val3"/>
          <table:table-cell table:content-validation-name="val7"/>
          <table:table-cell table:content-validation-name="val3" table:number-columns-repeated="2"/>
          <table:table-cell table:number-columns-repeated="8"/>
          <table:table-cell table:formula="of:=IF([.P23]=&quot;Floating&quot;;&quot;GPIO_Mode_IN_FLOATING&quot;;IF([.P23]=&quot;Pull-Down&quot;;&quot;GPIO_Mode_IPD&quot;;IF([.P23]=&quot;Pull-Up&quot;;&quot;GPIO_Mode_IPU&quot;;)))" office:value-type="float" office:value="0" calcext:value-type="float">
            <text:p>0</text:p>
          </table:table-cell>
          <table:table-cell table:formula="of:=IF([.P23]=&quot;Open-Drain&quot;;&quot;GPIO_Mode_OD&quot;;IF([.P23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table:content-validation-name="val2" office:value-type="string" calcext:value-type="string">
            <text:p>VSS</text:p>
          </table:table-cell>
          <table:table-cell table:content-validation-name="val3" table:number-columns-repeated="11"/>
          <table:table-cell table:content-validation-name="val4"/>
          <table:table-cell table:content-validation-name="val3"/>
          <table:table-cell table:content-validation-name="val7"/>
          <table:table-cell table:content-validation-name="val3" table:number-columns-repeated="2"/>
          <table:table-cell table:number-columns-repeated="8"/>
          <table:table-cell table:formula="of:=IF([.P24]=&quot;Floating&quot;;&quot;GPIO_Mode_IN_FLOATING&quot;;IF([.P24]=&quot;Pull-Down&quot;;&quot;GPIO_Mode_IPD&quot;;IF([.P24]=&quot;Pull-Up&quot;;&quot;GPIO_Mode_IPU&quot;;)))" office:value-type="float" office:value="0" calcext:value-type="float">
            <text:p>0</text:p>
          </table:table-cell>
          <table:table-cell table:formula="of:=IF([.P24]=&quot;Open-Drain&quot;;&quot;GPIO_Mode_OD&quot;;IF([.P24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3" calcext:value-type="float">
            <text:p>23</text:p>
          </table:table-cell>
          <table:table-cell table:content-validation-name="val2" office:value-type="string" calcext:value-type="string">
            <text:p>+3.3V</text:p>
          </table:table-cell>
          <table:table-cell table:content-validation-name="val3" table:number-columns-repeated="11"/>
          <table:table-cell table:content-validation-name="val4"/>
          <table:table-cell table:content-validation-name="val3"/>
          <table:table-cell table:content-validation-name="val7"/>
          <table:table-cell table:content-validation-name="val3" table:number-columns-repeated="2"/>
          <table:table-cell table:number-columns-repeated="8"/>
          <table:table-cell table:formula="of:=IF([.P25]=&quot;Floating&quot;;&quot;GPIO_Mode_IN_FLOATING&quot;;IF([.P25]=&quot;Pull-Down&quot;;&quot;GPIO_Mode_IPD&quot;;IF([.P25]=&quot;Pull-Up&quot;;&quot;GPIO_Mode_IPU&quot;;)))" office:value-type="float" office:value="0" calcext:value-type="float">
            <text:p>0</text:p>
          </table:table-cell>
          <table:table-cell table:formula="of:=IF([.P25]=&quot;Open-Drain&quot;;&quot;GPIO_Mode_OD&quot;;IF([.P25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table:content-validation-name="val2" office:value-type="string" calcext:value-type="string">
            <text:p>RESET</text:p>
          </table:table-cell>
          <table:table-cell table:content-validation-name="val3" table:number-columns-repeated="11"/>
          <table:table-cell table:content-validation-name="val4"/>
          <table:table-cell table:content-validation-name="val3"/>
          <table:table-cell table:content-validation-name="val7"/>
          <table:table-cell table:content-validation-name="val3" table:number-columns-repeated="2"/>
          <table:table-cell table:number-columns-repeated="8"/>
          <table:table-cell table:formula="of:=IF([.P26]=&quot;Floating&quot;;&quot;GPIO_Mode_IN_FLOATING&quot;;IF([.P26]=&quot;Pull-Down&quot;;&quot;GPIO_Mode_IPD&quot;;IF([.P26]=&quot;Pull-Up&quot;;&quot;GPIO_Mode_IPU&quot;;)))" office:value-type="float" office:value="0" calcext:value-type="float">
            <text:p>0</text:p>
          </table:table-cell>
          <table:table-cell table:formula="of:=IF([.P26]=&quot;Open-Drain&quot;;&quot;GPIO_Mode_OD&quot;;IF([.P26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table:content-validation-name="val2" office:value-type="string" calcext:value-type="string">
            <text:p>PB11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erial3 RX</text:p>
          </table:table-cell>
          <table:table-cell table:content-validation-name="val3"/>
          <table:table-cell table:content-validation-name="val3" office:value-type="string" calcext:value-type="string">
            <text:p>I2C2 SDA</text:p>
          </table:table-cell>
          <table:table-cell table:content-validation-name="val3" table:number-columns-repeated="2"/>
          <table:table-cell table:content-validation-name="val4" office:value-type="string" calcext:value-type="string">
            <text:p>Serial3 RX</text:p>
          </table:table-cell>
          <table:table-cell table:content-validation-name="val3" office:value-type="string" calcext:value-type="string">
            <text:p>Teleinfo_EDF</text:p>
          </table:table-cell>
          <table:table-cell table:content-validation-name="val7"/>
          <table:table-cell table:content-validation-name="val3" table:number-columns-repeated="2"/>
          <table:table-cell table:number-columns-repeated="8"/>
          <table:table-cell table:formula="of:=IF([.P27]=&quot;Floating&quot;;&quot;GPIO_Mode_IN_FLOATING&quot;;IF([.P27]=&quot;Pull-Down&quot;;&quot;GPIO_Mode_IPD&quot;;IF([.P27]=&quot;Pull-Up&quot;;&quot;GPIO_Mode_IPU&quot;;)))" office:value-type="float" office:value="0" calcext:value-type="float">
            <text:p>0</text:p>
          </table:table-cell>
          <table:table-cell table:formula="of:=IF([.P27]=&quot;Open-Drain&quot;;&quot;GPIO_Mode_OD&quot;;IF([.P27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table:content-validation-name="val2" office:value-type="string" calcext:value-type="string">
            <text:p>PB10</text:p>
          </table:table-cell>
          <table:table-cell table:content-validation-name="val3" office:value-type="string" calcext:value-type="string">
            <text:p>PB_10</text:p>
          </table:table-cell>
          <table:table-cell table:content-validation-name="val3" office:value-type="string" calcext:value-type="string">
            <text:p>D6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erial3 TX</text:p>
          </table:table-cell>
          <table:table-cell table:content-validation-name="val3"/>
          <table:table-cell table:content-validation-name="val3" office:value-type="string" calcext:value-type="string">
            <text:p>I2C2 SCL</text:p>
          </table:table-cell>
          <table:table-cell table:content-validation-name="val3" table:number-columns-repeated="2"/>
          <table:table-cell table:content-validation-name="val4" office:value-type="string" calcext:value-type="string">
            <text:p>Serial3 TX</text:p>
          </table:table-cell>
          <table:table-cell table:content-validation-name="val3" office:value-type="string" calcext:value-type="string">
            <text:p>ND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COM.MICROSOFT.CONCAT(&quot;GPIO_Pin_&quot;; [.U28])" office:value-type="string" office:string-value="GPIO_Pin_10" calcext:value-type="string">
            <text:p>GPIO_Pin_10</text:p>
          </table:table-cell>
          <table:table-cell table:formula="of:=COM.MICROSOFT.CONCAT(&quot;GPIO&quot;;[.T28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28]=&quot;Floating&quot;;&quot;GPIO_Mode_IN_FLOATING&quot;;IF([.P28]=&quot;Pull-Down&quot;;&quot;GPIO_Mode_IPD&quot;;IF([.P28]=&quot;Pull-Up&quot;;&quot;GPIO_Mode_IPU&quot;;)))" office:value-type="float" office:value="0" calcext:value-type="float">
            <text:p>0</text:p>
          </table:table-cell>
          <table:table-cell table:formula="of:=IF([.P28]=&quot;Open-Drain&quot;;&quot;GPIO_Mode_OD&quot;;IF([.P28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table:content-validation-name="val2" office:value-type="string" calcext:value-type="string">
            <text:p>PB1</text:p>
          </table:table-cell>
          <table:table-cell table:content-validation-name="val3" office:value-type="string" calcext:value-type="string">
            <text:p>PB_1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 table:number-columns-repeated="6"/>
          <table:table-cell table:content-validation-name="val4"/>
          <table:table-cell table:content-validation-name="val3"/>
          <table:table-cell table:content-validation-name="val7"/>
          <table:table-cell table:content-validation-name="val3" office:value-type="string" calcext:value-type="string">
            <text:p>FREE</text:p>
          </table:table-cell>
          <table:table-cell table:content-validation-name="val3"/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GPIO_Pin_&quot;; [.U29])" office:value-type="string" office:string-value="GPIO_Pin_1" calcext:value-type="string">
            <text:p>GPIO_Pin_1</text:p>
          </table:table-cell>
          <table:table-cell table:formula="of:=COM.MICROSOFT.CONCAT(&quot;GPIO&quot;;[.T29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29]=&quot;Floating&quot;;&quot;GPIO_Mode_IN_FLOATING&quot;;IF([.P29]=&quot;Pull-Down&quot;;&quot;GPIO_Mode_IPD&quot;;IF([.P29]=&quot;Pull-Up&quot;;&quot;GPIO_Mode_IPU&quot;;)))" office:value-type="float" office:value="0" calcext:value-type="float">
            <text:p>0</text:p>
          </table:table-cell>
          <table:table-cell table:formula="of:=IF([.P29]=&quot;Open-Drain&quot;;&quot;GPIO_Mode_OD&quot;;IF([.P29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table:content-validation-name="val2" office:value-type="string" calcext:value-type="string">
            <text:p>PB0</text:p>
          </table:table-cell>
          <table:table-cell table:content-validation-name="val3" office:value-type="string" calcext:value-type="string">
            <text:p>PB_0</text:p>
          </table:table-cell>
          <table:table-cell table:content-validation-name="val3" office:value-type="string" calcext:value-type="string">
            <text:p>A3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 table:number-columns-repeated="4"/>
          <table:table-cell table:content-validation-name="val3" office:value-type="string" calcext:value-type="string">
            <text:p>PWM3/3</text:p>
          </table:table-cell>
          <table:table-cell table:content-validation-name="val3"/>
          <table:table-cell table:content-validation-name="val4" office:value-type="string" calcext:value-type="string">
            <text:p>PWM3/3</text:p>
          </table:table-cell>
          <table:table-cell table:content-validation-name="val3" office:value-type="string" calcext:value-type="string">
            <text:p>LED_STRIP_R</text:p>
          </table:table-cell>
          <table:table-cell table:content-validation-name="val7" office:value-type="string" calcext:value-type="string">
            <text:p>AF-PushPull</text:p>
          </table:table-cell>
          <table:table-cell table:content-validation-name="val3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COM.MICROSOFT.CONCAT(&quot;GPIO_Pin_&quot;; [.U30])" office:value-type="string" office:string-value="GPIO_Pin_0" calcext:value-type="string">
            <text:p>GPIO_Pin_0</text:p>
          </table:table-cell>
          <table:table-cell table:formula="of:=COM.MICROSOFT.CONCAT(&quot;GPIO&quot;;[.T30])" office:value-type="string" office:string-value="GPIOB" calcext:value-type="string">
            <text:p>GPIOB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0]=&quot;Floating&quot;;&quot;GPIO_Mode_IN_FLOATING&quot;;IF([.P30]=&quot;Pull-Down&quot;;&quot;GPIO_Mode_IPD&quot;;IF([.P30]=&quot;Pull-Up&quot;;&quot;GPIO_Mode_IPU&quot;;)))" office:value-type="float" office:value="0" calcext:value-type="float">
            <text:p>0</text:p>
          </table:table-cell>
          <table:table-cell table:formula="of:=IF([.P30]=&quot;Open-Drain&quot;;&quot;GPIO_Mode_OD&quot;;IF([.P30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table:content-validation-name="val2" office:value-type="string" calcext:value-type="string">
            <text:p>PA7</text:p>
          </table:table-cell>
          <table:table-cell table:content-validation-name="val3" office:value-type="string" calcext:value-type="string">
            <text:p>PA_7</text:p>
          </table:table-cell>
          <table:table-cell table:content-validation-name="val3" office:value-type="string" calcext:value-type="string">
            <text:p>D11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PI1 MOSI</text:p>
          </table:table-cell>
          <table:table-cell table:content-validation-name="val3"/>
          <table:table-cell table:content-validation-name="val3" office:value-type="string" calcext:value-type="string">
            <text:p>PWM3/2</text:p>
          </table:table-cell>
          <table:table-cell table:content-validation-name="val3"/>
          <table:table-cell table:content-validation-name="val4" office:value-type="string" calcext:value-type="string">
            <text:p>PWM3/2</text:p>
          </table:table-cell>
          <table:table-cell table:content-validation-name="val3" office:value-type="string" calcext:value-type="string">
            <text:p>LED_STRIP_G</text:p>
          </table:table-cell>
          <table:table-cell table:content-validation-name="val7" office:value-type="string" calcext:value-type="string">
            <text:p>AF-PushPull</text:p>
          </table:table-cell>
          <table:table-cell table:content-validation-name="val3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COM.MICROSOFT.CONCAT(&quot;GPIO_Pin_&quot;; [.U31])" office:value-type="string" office:string-value="GPIO_Pin_7" calcext:value-type="string">
            <text:p>GPIO_Pin_7</text:p>
          </table:table-cell>
          <table:table-cell table:formula="of:=COM.MICROSOFT.CONCAT(&quot;GPIO&quot;;[.T31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1]=&quot;Floating&quot;;&quot;GPIO_Mode_IN_FLOATING&quot;;IF([.P31]=&quot;Pull-Down&quot;;&quot;GPIO_Mode_IPD&quot;;IF([.P31]=&quot;Pull-Up&quot;;&quot;GPIO_Mode_IPU&quot;;)))" office:value-type="float" office:value="0" calcext:value-type="float">
            <text:p>0</text:p>
          </table:table-cell>
          <table:table-cell table:formula="of:=IF([.P31]=&quot;Open-Drain&quot;;&quot;GPIO_Mode_OD&quot;;IF([.P31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table:content-validation-name="val2" office:value-type="string" calcext:value-type="string">
            <text:p>PA6</text:p>
          </table:table-cell>
          <table:table-cell table:content-validation-name="val3" office:value-type="string" calcext:value-type="string">
            <text:p>PA_6</text:p>
          </table:table-cell>
          <table:table-cell table:content-validation-name="val3" office:value-type="string" calcext:value-type="string">
            <text:p>D12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PI1 MISO</text:p>
          </table:table-cell>
          <table:table-cell table:content-validation-name="val3"/>
          <table:table-cell table:content-validation-name="val3" office:value-type="string" calcext:value-type="string">
            <text:p>PWM3/1</text:p>
          </table:table-cell>
          <table:table-cell table:content-validation-name="val3"/>
          <table:table-cell table:content-validation-name="val4" office:value-type="string" calcext:value-type="string">
            <text:p>PWM3/1</text:p>
          </table:table-cell>
          <table:table-cell table:content-validation-name="val3" office:value-type="string" calcext:value-type="string">
            <text:p>LED_STRIP_B</text:p>
          </table:table-cell>
          <table:table-cell table:content-validation-name="val7" office:value-type="string" calcext:value-type="string">
            <text:p>AF-PushPull</text:p>
          </table:table-cell>
          <table:table-cell table:content-validation-name="val3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&quot;GPIO_Pin_&quot;; [.U32])" office:value-type="string" office:string-value="GPIO_Pin_6" calcext:value-type="string">
            <text:p>GPIO_Pin_6</text:p>
          </table:table-cell>
          <table:table-cell table:formula="of:=COM.MICROSOFT.CONCAT(&quot;GPIO&quot;;[.T32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2]=&quot;Floating&quot;;&quot;GPIO_Mode_IN_FLOATING&quot;;IF([.P32]=&quot;Pull-Down&quot;;&quot;GPIO_Mode_IPD&quot;;IF([.P32]=&quot;Pull-Up&quot;;&quot;GPIO_Mode_IPU&quot;;)))" office:value-type="float" office:value="0" calcext:value-type="float">
            <text:p>0</text:p>
          </table:table-cell>
          <table:table-cell table:formula="of:=IF([.P32]=&quot;Open-Drain&quot;;&quot;GPIO_Mode_OD&quot;;IF([.P32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table:content-validation-name="val2" office:value-type="string" calcext:value-type="string">
            <text:p>PA5</text:p>
          </table:table-cell>
          <table:table-cell table:content-validation-name="val3" office:value-type="string" calcext:value-type="string">
            <text:p>PA_5</text:p>
          </table:table-cell>
          <table:table-cell table:content-validation-name="val3" office:value-type="string" calcext:value-type="string">
            <text:p>D13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PI1 SCK</text:p>
          </table:table-cell>
          <table:table-cell table:content-validation-name="val3" table:number-columns-repeated="3"/>
          <table:table-cell table:content-validation-name="val4"/>
          <table:table-cell table:content-validation-name="val3"/>
          <table:table-cell table:content-validation-name="val7"/>
          <table:table-cell table:content-validation-name="val3" office:value-type="string" calcext:value-type="string">
            <text:p>Relay2</text:p>
          </table:table-cell>
          <table:table-cell table:content-validation-name="val3"/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COM.MICROSOFT.CONCAT(&quot;GPIO_Pin_&quot;; [.U33])" office:value-type="string" office:string-value="GPIO_Pin_5" calcext:value-type="string">
            <text:p>GPIO_Pin_5</text:p>
          </table:table-cell>
          <table:table-cell table:formula="of:=COM.MICROSOFT.CONCAT(&quot;GPIO&quot;;[.T33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3]=&quot;Floating&quot;;&quot;GPIO_Mode_IN_FLOATING&quot;;IF([.P33]=&quot;Pull-Down&quot;;&quot;GPIO_Mode_IPD&quot;;IF([.P33]=&quot;Pull-Up&quot;;&quot;GPIO_Mode_IPU&quot;;)))" office:value-type="float" office:value="0" calcext:value-type="float">
            <text:p>0</text:p>
          </table:table-cell>
          <table:table-cell table:formula="of:=IF([.P33]=&quot;Open-Drain&quot;;&quot;GPIO_Mode_OD&quot;;IF([.P33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2" calcext:value-type="float">
            <text:p>32</text:p>
          </table:table-cell>
          <table:table-cell table:content-validation-name="val2" office:value-type="string" calcext:value-type="string">
            <text:p>PA4</text:p>
          </table:table-cell>
          <table:table-cell table:content-validation-name="val3" office:value-type="string" calcext:value-type="string">
            <text:p>PA_4</text:p>
          </table:table-cell>
          <table:table-cell table:content-validation-name="val3" office:value-type="string" calcext:value-type="string">
            <text:p>A2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SPI1 NSS</text:p>
          </table:table-cell>
          <table:table-cell table:content-validation-name="val3" table:number-columns-repeated="3"/>
          <table:table-cell table:content-validation-name="val4"/>
          <table:table-cell table:content-validation-name="val3"/>
          <table:table-cell table:content-validation-name="val7"/>
          <table:table-cell table:content-validation-name="val3" office:value-type="string" calcext:value-type="string">
            <text:p>Relay1</text:p>
          </table:table-cell>
          <table:table-cell table:content-validation-name="val3"/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&quot;GPIO_Pin_&quot;; [.U34])" office:value-type="string" office:string-value="GPIO_Pin_4" calcext:value-type="string">
            <text:p>GPIO_Pin_4</text:p>
          </table:table-cell>
          <table:table-cell table:formula="of:=COM.MICROSOFT.CONCAT(&quot;GPIO&quot;;[.T34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4]=&quot;Floating&quot;;&quot;GPIO_Mode_IN_FLOATING&quot;;IF([.P34]=&quot;Pull-Down&quot;;&quot;GPIO_Mode_IPD&quot;;IF([.P34]=&quot;Pull-Up&quot;;&quot;GPIO_Mode_IPU&quot;;)))" office:value-type="float" office:value="0" calcext:value-type="float">
            <text:p>0</text:p>
          </table:table-cell>
          <table:table-cell table:formula="of:=IF([.P34]=&quot;Open-Drain&quot;;&quot;GPIO_Mode_OD&quot;;IF([.P34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3" calcext:value-type="float">
            <text:p>33</text:p>
          </table:table-cell>
          <table:table-cell table:content-validation-name="val2" office:value-type="string" calcext:value-type="string">
            <text:p>PA3</text:p>
          </table:table-cell>
          <table:table-cell table:content-validation-name="val3" office:value-type="string" calcext:value-type="string">
            <text:p>PA_3</text:p>
          </table:table-cell>
          <table:table-cell table:content-validation-name="val3" office:value-type="string" calcext:value-type="string">
            <text:p>D0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/>
          <table:table-cell table:content-validation-name="val3" office:value-type="string" calcext:value-type="string">
            <text:p>Serial2 RX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PWM2/4</text:p>
          </table:table-cell>
          <table:table-cell table:content-validation-name="val3"/>
          <table:table-cell table:content-validation-name="val4" office:value-type="string" calcext:value-type="string">
            <text:p>Serial2 RX</text:p>
          </table:table-cell>
          <table:table-cell table:content-validation-name="val3" office:value-type="string" calcext:value-type="string">
            <text:p>Serial DBG RX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COM.MICROSOFT.CONCAT(&quot;GPIO_Pin_&quot;; [.U35])" office:value-type="string" office:string-value="GPIO_Pin_3" calcext:value-type="string">
            <text:p>GPIO_Pin_3</text:p>
          </table:table-cell>
          <table:table-cell table:formula="of:=COM.MICROSOFT.CONCAT(&quot;GPIO&quot;;[.T35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5]=&quot;Floating&quot;;&quot;GPIO_Mode_IN_FLOATING&quot;;IF([.P35]=&quot;Pull-Down&quot;;&quot;GPIO_Mode_IPD&quot;;IF([.P35]=&quot;Pull-Up&quot;;&quot;GPIO_Mode_IPU&quot;;)))" office:value-type="float" office:value="0" calcext:value-type="float">
            <text:p>0</text:p>
          </table:table-cell>
          <table:table-cell table:formula="of:=IF([.P35]=&quot;Open-Drain&quot;;&quot;GPIO_Mode_OD&quot;;IF([.P35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4" calcext:value-type="float">
            <text:p>34</text:p>
          </table:table-cell>
          <table:table-cell table:content-validation-name="val2" office:value-type="string" calcext:value-type="string">
            <text:p>PA2</text:p>
          </table:table-cell>
          <table:table-cell table:content-validation-name="val3" office:value-type="string" calcext:value-type="string">
            <text:p>PA_2</text:p>
          </table:table-cell>
          <table:table-cell table:content-validation-name="val3" office:value-type="string" calcext:value-type="string">
            <text:p>D1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/>
          <table:table-cell table:content-validation-name="val3" office:value-type="string" calcext:value-type="string">
            <text:p>Serial2 TX</text:p>
          </table:table-cell>
          <table:table-cell table:content-validation-name="val3" table:number-columns-repeated="2"/>
          <table:table-cell table:content-validation-name="val3" office:value-type="string" calcext:value-type="string">
            <text:p>PWM2/3</text:p>
          </table:table-cell>
          <table:table-cell table:content-validation-name="val3"/>
          <table:table-cell table:content-validation-name="val4" office:value-type="string" calcext:value-type="string">
            <text:p>Serial2 TX</text:p>
          </table:table-cell>
          <table:table-cell table:content-validation-name="val3" office:value-type="string" calcext:value-type="string">
            <text:p>Serial DBG TX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&quot;GPIO_Pin_&quot;; [.U36])" office:value-type="string" office:string-value="GPIO_Pin_2" calcext:value-type="string">
            <text:p>GPIO_Pin_2</text:p>
          </table:table-cell>
          <table:table-cell table:formula="of:=COM.MICROSOFT.CONCAT(&quot;GPIO&quot;;[.T36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6]=&quot;Floating&quot;;&quot;GPIO_Mode_IN_FLOATING&quot;;IF([.P36]=&quot;Pull-Down&quot;;&quot;GPIO_Mode_IPD&quot;;IF([.P36]=&quot;Pull-Up&quot;;&quot;GPIO_Mode_IPU&quot;;)))" office:value-type="float" office:value="0" calcext:value-type="float">
            <text:p>0</text:p>
          </table:table-cell>
          <table:table-cell table:formula="of:=IF([.P36]=&quot;Open-Drain&quot;;&quot;GPIO_Mode_OD&quot;;IF([.P36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5" calcext:value-type="float">
            <text:p>35</text:p>
          </table:table-cell>
          <table:table-cell table:content-validation-name="val2" office:value-type="string" calcext:value-type="string">
            <text:p>PA1</text:p>
          </table:table-cell>
          <table:table-cell table:content-validation-name="val3" office:value-type="string" calcext:value-type="string">
            <text:p>PA_1</text:p>
          </table:table-cell>
          <table:table-cell table:content-validation-name="val3" office:value-type="string" calcext:value-type="string">
            <text:p>A1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 table:number-columns-repeated="4"/>
          <table:table-cell table:content-validation-name="val3" office:value-type="string" calcext:value-type="string">
            <text:p>PWM2/2</text:p>
          </table:table-cell>
          <table:table-cell table:content-validation-name="val3"/>
          <table:table-cell table:content-validation-name="val4" office:value-type="string" calcext:value-type="string">
            <text:p>DIN</text:p>
          </table:table-cell>
          <table:table-cell table:content-validation-name="val3" office:value-type="string" calcext:value-type="string">
            <text:p>PB_RIGHT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M.MICROSOFT.CONCAT(&quot;GPIO_Pin_&quot;; [.U37])" office:value-type="string" office:string-value="GPIO_Pin_1" calcext:value-type="string">
            <text:p>GPIO_Pin_1</text:p>
          </table:table-cell>
          <table:table-cell table:formula="of:=COM.MICROSOFT.CONCAT(&quot;GPIO&quot;;[.T37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7]=&quot;Floating&quot;;&quot;GPIO_Mode_IN_FLOATING&quot;;IF([.P37]=&quot;Pull-Down&quot;;&quot;GPIO_Mode_IPD&quot;;IF([.P37]=&quot;Pull-Up&quot;;&quot;GPIO_Mode_IPU&quot;;)))" office:value-type="float" office:value="0" calcext:value-type="float">
            <text:p>0</text:p>
          </table:table-cell>
          <table:table-cell table:formula="of:=IF([.P37]=&quot;Open-Drain&quot;;&quot;GPIO_Mode_OD&quot;;IF([.P37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6" calcext:value-type="float">
            <text:p>36</text:p>
          </table:table-cell>
          <table:table-cell table:content-validation-name="val2" office:value-type="string" calcext:value-type="string">
            <text:p>PA0</text:p>
          </table:table-cell>
          <table:table-cell table:content-validation-name="val3" office:value-type="string" calcext:value-type="string">
            <text:p>PA_0</text:p>
          </table:table-cell>
          <table:table-cell table:content-validation-name="val3" office:value-type="string" calcext:value-type="string">
            <text:p>A0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office:value-type="string" calcext:value-type="string">
            <text:p>Analog In</text:p>
          </table:table-cell>
          <table:table-cell table:content-validation-name="val3" table:number-columns-repeated="6"/>
          <table:table-cell table:content-validation-name="val4" office:value-type="string" calcext:value-type="string">
            <text:p>DIN</text:p>
          </table:table-cell>
          <table:table-cell table:content-validation-name="val3" office:value-type="string" calcext:value-type="string">
            <text:p>PB_UP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GPIO_Pin_&quot;; [.U38])" office:value-type="string" office:string-value="GPIO_Pin_0" calcext:value-type="string">
            <text:p>GPIO_Pin_0</text:p>
          </table:table-cell>
          <table:table-cell table:formula="of:=COM.MICROSOFT.CONCAT(&quot;GPIO&quot;;[.T38])" office:value-type="string" office:string-value="GPIOA" calcext:value-type="string">
            <text:p>GPIOA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8]=&quot;Floating&quot;;&quot;GPIO_Mode_IN_FLOATING&quot;;IF([.P38]=&quot;Pull-Down&quot;;&quot;GPIO_Mode_IPD&quot;;IF([.P38]=&quot;Pull-Up&quot;;&quot;GPIO_Mode_IPU&quot;;)))" office:value-type="float" office:value="0" calcext:value-type="float">
            <text:p>0</text:p>
          </table:table-cell>
          <table:table-cell table:formula="of:=IF([.P38]=&quot;Open-Drain&quot;;&quot;GPIO_Mode_OD&quot;;IF([.P38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7" calcext:value-type="float">
            <text:p>37</text:p>
          </table:table-cell>
          <table:table-cell table:content-validation-name="val2" office:value-type="string" calcext:value-type="string">
            <text:p>PC15</text:p>
          </table:table-cell>
          <table:table-cell table:content-validation-name="val3" office:value-type="string" calcext:value-type="string">
            <text:p>PC_15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7"/>
          <table:table-cell table:content-validation-name="val4" office:value-type="string" calcext:value-type="string">
            <text:p>DIN</text:p>
          </table:table-cell>
          <table:table-cell table:content-validation-name="val3" office:value-type="string" calcext:value-type="string">
            <text:p>PB_LEFT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formula="of:=COM.MICROSOFT.CONCAT(&quot;GPIO_Pin_&quot;; [.U39])" office:value-type="string" office:string-value="GPIO_Pin_15" calcext:value-type="string">
            <text:p>GPIO_Pin_15</text:p>
          </table:table-cell>
          <table:table-cell table:formula="of:=COM.MICROSOFT.CONCAT(&quot;GPIO&quot;;[.T39])" office:value-type="string" office:string-value="GPIOC" calcext:value-type="string">
            <text:p>GPIOC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39]=&quot;Floating&quot;;&quot;GPIO_Mode_IN_FLOATING&quot;;IF([.P39]=&quot;Pull-Down&quot;;&quot;GPIO_Mode_IPD&quot;;IF([.P39]=&quot;Pull-Up&quot;;&quot;GPIO_Mode_IPU&quot;;)))" office:value-type="float" office:value="0" calcext:value-type="float">
            <text:p>0</text:p>
          </table:table-cell>
          <table:table-cell table:formula="of:=IF([.P39]=&quot;Open-Drain&quot;;&quot;GPIO_Mode_OD&quot;;IF([.P39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8" calcext:value-type="float">
            <text:p>38</text:p>
          </table:table-cell>
          <table:table-cell table:content-validation-name="val2" office:value-type="string" calcext:value-type="string">
            <text:p>PC14</text:p>
          </table:table-cell>
          <table:table-cell table:content-validation-name="val3" office:value-type="string" calcext:value-type="string">
            <text:p>PC_14</text:p>
          </table:table-cell>
          <table:table-cell table:content-validation-name="val3"/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7"/>
          <table:table-cell table:content-validation-name="val4" office:value-type="string" calcext:value-type="string">
            <text:p>DIN</text:p>
          </table:table-cell>
          <table:table-cell table:content-validation-name="val3" office:value-type="string" calcext:value-type="string">
            <text:p>PB_DOWN</text:p>
          </table:table-cell>
          <table:table-cell table:content-validation-name="val7"/>
          <table:table-cell table:content-validation-name="val3" table:number-columns-repeated="2"/>
          <table:table-cell/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formula="of:=COM.MICROSOFT.CONCAT(&quot;GPIO_Pin_&quot;; [.U40])" office:value-type="string" office:string-value="GPIO_Pin_14" calcext:value-type="string">
            <text:p>GPIO_Pin_14</text:p>
          </table:table-cell>
          <table:table-cell table:formula="of:=COM.MICROSOFT.CONCAT(&quot;GPIO&quot;;[.T40])" office:value-type="string" office:string-value="GPIOC" calcext:value-type="string">
            <text:p>GPIOC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40]=&quot;Floating&quot;;&quot;GPIO_Mode_IN_FLOATING&quot;;IF([.P40]=&quot;Pull-Down&quot;;&quot;GPIO_Mode_IPD&quot;;IF([.P40]=&quot;Pull-Up&quot;;&quot;GPIO_Mode_IPU&quot;;)))" office:value-type="float" office:value="0" calcext:value-type="float">
            <text:p>0</text:p>
          </table:table-cell>
          <table:table-cell table:formula="of:=IF([.P40]=&quot;Open-Drain&quot;;&quot;GPIO_Mode_OD&quot;;IF([.P40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39" calcext:value-type="float">
            <text:p>39</text:p>
          </table:table-cell>
          <table:table-cell table:content-validation-name="val2" office:value-type="string" calcext:value-type="string">
            <text:p>PC13</text:p>
          </table:table-cell>
          <table:table-cell table:content-validation-name="val3" office:value-type="string" calcext:value-type="string">
            <text:p>PC_13</text:p>
          </table:table-cell>
          <table:table-cell table:content-validation-name="val3" office:value-type="string" calcext:value-type="string">
            <text:p>C13</text:p>
          </table:table-cell>
          <table:table-cell table:content-validation-name="val3" office:value-type="string" calcext:value-type="string">
            <text:p>DIN</text:p>
          </table:table-cell>
          <table:table-cell table:content-validation-name="val3" office:value-type="string" calcext:value-type="string">
            <text:p>DOUT</text:p>
          </table:table-cell>
          <table:table-cell table:content-validation-name="val3" table:number-columns-repeated="7"/>
          <table:table-cell table:content-validation-name="val4" office:value-type="string" calcext:value-type="string">
            <text:p>DOUT</text:p>
          </table:table-cell>
          <table:table-cell table:content-validation-name="val3" office:value-type="string" calcext:value-type="string">
            <text:p>LED</text:p>
          </table:table-cell>
          <table:table-cell table:content-validation-name="val7" office:value-type="string" calcext:value-type="string">
            <text:p>Push-Pull</text:p>
          </table:table-cell>
          <table:table-cell table:content-validation-name="val3" table:number-columns-repeated="2"/>
          <table:table-cell/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table:formula="of:=COM.MICROSOFT.CONCAT(&quot;GPIO_Pin_&quot;; [.U41])" office:value-type="string" office:string-value="GPIO_Pin_13" calcext:value-type="string">
            <text:p>GPIO_Pin_13</text:p>
          </table:table-cell>
          <table:table-cell table:formula="of:=COM.MICROSOFT.CONCAT(&quot;GPIO&quot;;[.T41])" office:value-type="string" office:string-value="GPIOC" calcext:value-type="string">
            <text:p>GPIOC</text:p>
          </table:table-cell>
          <table:table-cell office:value-type="string" calcext:value-type="string">
            <text:p>GPIO_Speed_2MHz</text:p>
          </table:table-cell>
          <table:table-cell table:number-columns-repeated="2"/>
          <table:table-cell table:formula="of:=IF([.P41]=&quot;Floating&quot;;&quot;GPIO_Mode_IN_FLOATING&quot;;IF([.P41]=&quot;Pull-Down&quot;;&quot;GPIO_Mode_IPD&quot;;IF([.P41]=&quot;Pull-Up&quot;;&quot;GPIO_Mode_IPU&quot;;)))" office:value-type="float" office:value="0" calcext:value-type="float">
            <text:p>0</text:p>
          </table:table-cell>
          <table:table-cell table:formula="of:=IF([.P41]=&quot;Open-Drain&quot;;&quot;GPIO_Mode_OD&quot;;IF([.P41]=&quot;PushPull&quot;;&quot;GPIO_Mode_PP&quot;;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content-validation-name="val1" office:value-type="float" office:value="40" calcext:value-type="float">
            <text:p>40</text:p>
          </table:table-cell>
          <table:table-cell table:content-validation-name="val2" office:value-type="string" calcext:value-type="string">
            <text:p>VBAT</text:p>
          </table:table-cell>
          <table:table-cell table:content-validation-name="val3" table:number-columns-repeated="11"/>
          <table:table-cell table:content-validation-name="val5"/>
          <table:table-cell table:content-validation-name="val3"/>
          <table:table-cell table:content-validation-name="val8"/>
          <table:table-cell table:content-validation-name="val3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content-validation-name="val3"/>
          <table:table-cell table:number-columns-repeated="10"/>
          <table:table-cell table:content-validation-name="val6"/>
          <table:table-cell table:number-columns-repeated="12"/>
          <table:table-cell table:style-name="Default"/>
          <table:table-cell table:number-columns-repeated="3"/>
        </table:table-row>
        <table:table-row table:style-name="ro1" table:number-rows-repeated="7">
          <table:table-cell table:number-columns-repeated="13"/>
          <table:table-cell table:content-validation-name="val6"/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 table:number-columns-repeated="13"/>
          <table:table-cell table:content-validation-name="val6"/>
          <table:table-cell table:number-columns-repeated="12"/>
          <table:table-cell table:style-name="Default"/>
          <table:table-cell table:number-columns-repeated="3"/>
        </table:table-row>
      </table:table>
      <table:named-expressions/>
      <table:database-ranges>
        <table:database-range table:name="range" table:target-range-address="Sheet1.H6:Sheet1.L6" table:contains-header="false"/>
        <table:database-range table:name="__Anonymous_Sheet_DB__0" table:target-range-address="Sheet1.A3:Sheet1.N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2:14:25.666890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8-11T13:57:23.820210236</meta:creation-date>
    <meta:generator>LibreOffice/6.4.0.3$Linux_X86_64 LibreOffice_project/40$Build-3</meta:generator>
    <dc:date>2020-03-01T14:52:01.533040378</dc:date>
    <meta:editing-duration>P1DT1H27M13S</meta:editing-duration>
    <meta:editing-cycles>87</meta:editing-cycles>
    <meta:document-statistic meta:table-count="1" meta:cell-count="582" meta:object-count="0"/>
  </office:meta>
</office:document-meta>
</file>